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98.58pt" svg:height="305.38pt" svg:x="99.04pt" svg:y="90.2pt">
            <loext:p draw:notify-on-update-of-ranges="Sheet1.A3:Sheet1.A6 Sheet1.B1:Sheet1.B1 Sheet1.B3:Sheet1.B6 Sheet1.C3:Sheet1.C6 Sheet1.C3:Sheet1.C6 Sheet1.F1:Sheet1.F1 Sheet1.F3:Sheet1.F6 Sheet1.G3:Sheet1.G6 Sheet1.G3:Sheet1.G6 Sheet1.H1:Sheet1.H1 Sheet1.H3:Sheet1.H6 Sheet1.I3:Sheet1.I6 Sheet1.I3:Sheet1.I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ce2"/>
        <table:table-row table:style-name="ro1">
          <table:table-cell/>
          <table:table-cell table:style-name="Default" office:value-type="string" calcext:value-type="string" table:number-columns-spanned="2" table:number-rows-spanned="1">
            <text:p>Pthread mutex – Linux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Mutex – Linux PAL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Mutex – Linux PAL+SC+RM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Mutex – SGX PAL</text:p>
          </table:table-cell>
          <table:covered-table-cell table:style-name="Default"/>
        </table:table-row>
        <table:table-row table:style-name="ro1">
          <table:table-cell/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1 thread</text:p>
          </table:table-cell>
          <table:table-cell office:value-type="float" office:value="0.0188" calcext:value-type="float">
            <text:p>0.0188</text:p>
          </table:table-cell>
          <table:table-cell office:value-type="float" office:value="0" calcext:value-type="float">
            <text:p>0.0000</text:p>
          </table:table-cell>
          <table:table-cell office:value-type="float" office:value="0.0382" calcext:value-type="float">
            <text:p>0.0382</text:p>
          </table:table-cell>
          <table:table-cell office:value-type="float" office:value="0" calcext:value-type="float">
            <text:p>0.0000</text:p>
          </table:table-cell>
          <table:table-cell office:value-type="float" office:value="0.0382" calcext:value-type="float">
            <text:p>0.0382</text:p>
          </table:table-cell>
          <table:table-cell office:value-type="float" office:value="0" calcext:value-type="float">
            <text:p>0.0000</text:p>
          </table:table-cell>
          <table:table-cell office:value-type="float" office:value="0.0354" calcext:value-type="float">
            <text:p>0.0354</text:p>
          </table:table-cell>
          <table:table-cell office:value-type="float" office:value="0" calcext:value-type="float">
            <text:p>0.0000</text:p>
          </table:table-cell>
        </table:table-row>
        <table:table-row table:style-name="ro1">
          <table:table-cell office:value-type="string" calcext:value-type="string">
            <text:p>2 threads</text:p>
          </table:table-cell>
          <table:table-cell office:value-type="float" office:value="0.1565" calcext:value-type="float">
            <text:p>0.156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2075" calcext:value-type="float">
            <text:p>0.207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2157" calcext:value-type="float">
            <text:p>0.215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1967" calcext:value-type="float">
            <text:p>0.1967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4 threads</text:p>
          </table:table-cell>
          <table:table-cell office:value-type="float" office:value="0.3968" calcext:value-type="float">
            <text:p>0.3968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7329" calcext:value-type="float">
            <text:p>0.7329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6797" calcext:value-type="float">
            <text:p>0.679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7313" calcext:value-type="float">
            <text:p>0.7313</text:p>
          </table:table-cell>
          <table:table-cell office:value-type="float" office:value="0.0072" calcext:value-type="float">
            <text:p>0.0072</text:p>
          </table:table-cell>
        </table:table-row>
        <table:table-row table:style-name="ro1">
          <table:table-cell office:value-type="string" calcext:value-type="string">
            <text:p>8 threads</text:p>
          </table:table-cell>
          <table:table-cell office:value-type="float" office:value="0.9774" calcext:value-type="float">
            <text:p>0.9774</text:p>
          </table:table-cell>
          <table:table-cell office:value-type="float" office:value="0.1205" calcext:value-type="float">
            <text:p>0.1205</text:p>
          </table:table-cell>
          <table:table-cell office:value-type="float" office:value="3.7777" calcext:value-type="float">
            <text:p>3.7777</text:p>
          </table:table-cell>
          <table:table-cell office:value-type="float" office:value="3.1495" calcext:value-type="float">
            <text:p>3.1495</text:p>
          </table:table-cell>
          <table:table-cell office:value-type="float" office:value="4.7852" calcext:value-type="float">
            <text:p>4.7852</text:p>
          </table:table-cell>
          <table:table-cell office:value-type="float" office:value="1.2658" calcext:value-type="float">
            <text:p>1.2658</text:p>
          </table:table-cell>
          <table:table-cell office:value-type="float" office:value="10.722" calcext:value-type="float">
            <text:p>10.7220</text:p>
          </table:table-cell>
          <table:table-cell office:value-type="float" office:value="7.8031" calcext:value-type="float">
            <text:p>7.80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 style:data-style-name="N2" text:time-value="16:48:40.2726049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7:43:56.428546808</meta:creation-date>
    <dc:date>2017-10-25T16:52:09.427160220</dc:date>
    <meta:editing-duration>PT9H14M37S</meta:editing-duration>
    <meta:editing-cycles>25</meta:editing-cycles>
    <meta:generator>LibreOffice/5.1.6.2$Linux_X86_64 LibreOffice_project/10m0$Build-2</meta:generator>
    <meta:document-statistic meta:table-count="1" meta:cell-count="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Times New Roman'" style:font-style-name="Bold" style:font-family-generic="roman" fo:font-size="12pt" fo:font-weight="bold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6" style:family="chart" style:data-style-name="N124">
      <style:chart-properties chart:display-label="true" chart:logarithmic="true" chart:minimum="0.01" chart:maximum="20" chart:origin="0" chart:interval-major="1" chart:reverse-direction="false" text:line-break="false" loext:try-staggering-first="false" chart:link-data-style-to-source="false" chart:axis-position="start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7" style:family="chart">
      <style:chart-properties style:rotation-angle="90"/>
      <style:text-properties fo:font-family="'Times New Roman'" style:font-style-name="Regular" style:font-family-generic="roman" fo:font-size="18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4">
      <style:chart-properties chart:symbol-type="named-symbol" chart:symbol-name="circle" chart:symbol-width="0.3cm" chart:symbol-height="0.3cm" chart:link-data-style-to-source="true" chart:error-category="cell-range" chart:error-upper-range="Sheet1.C3:Sheet1.C6" chart:error-lower-range="Sheet1.C3:Sheet1.C6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C3:Sheet1.C6" chart:error-lower-range="Sheet1.C3:Sheet1.C6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 chart:symbol-type="named-symbol" chart:symbol-name="circle" chart:symbol-width="0.3cm" chart:symbol-height="0.3cm"/>
    </style:style>
    <style:style style:name="ch12" style:family="chart" style:data-style-name="N124">
      <style:chart-properties chart:symbol-type="named-symbol" chart:symbol-name="bow-tie" chart:symbol-width="0.3cm" chart:symbol-height="0.3cm" chart:link-data-style-to-source="true" chart:error-category="cell-range" chart:error-upper-range="Sheet1.G3:Sheet1.G6" chart:error-lower-range="Sheet1.G3:Sheet1.G6"/>
      <style:graphic-properties svg:stroke-width="0.102cm" svg:stroke-color="#000000" draw:fill-color="#000000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G3:Sheet1.G6" chart:error-lower-range="Sheet1.G3:Sheet1.G6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124">
      <style:chart-properties chart:symbol-type="named-symbol" chart:symbol-name="square" chart:symbol-width="0.3cm" chart:symbol-height="0.3cm" chart:link-data-style-to-source="true" chart:error-category="cell-range" chart:error-upper-range="Sheet1.I3:Sheet1.I6" chart:error-lower-range="Sheet1.I3:Sheet1.I6"/>
      <style:graphic-properties svg:stroke-width="0.102cm" svg:stroke-color="#000000" draw:fill-color="#000000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Sheet1.I3:Sheet1.I6" chart:error-lower-range="Sheet1.I3:Sheet1.I6" loext:std-weight="1"/>
      <style:graphic-properties draw:stroke="solid" svg:stroke-width="0cm" svg:stroke-color="#000000" svg:stroke-opacity="100%" draw:stroke-linejoin="round"/>
    </style:style>
    <style:style style:name="ch16" style:family="chart">
      <style:graphic-properties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4.062cm" svg:height="10.774cm" xlink:href=".." xlink:type="simple" chart:class="chart:line" chart:style-name="ch1">
        <chart:legend svg:x="0cm" svg:y="0.183cm" style:legend-expansion="custom" chartooo:width="14.062cm" chartooo:height="2.367cm" style:legend-expansion-aspect-ratio="5.94085340092945" chart:style-name="ch2"/>
        <chart:plot-area chart:style-name="ch3" table:cell-range-address="Sheet1.A3:Sheet1.B6 Sheet1.B1:Sheet1.B1 Sheet1.F1:Sheet1.F1 Sheet1.F3:Sheet1.F6 Sheet1.H1:Sheet1.H1 Sheet1.H3:Sheet1.H6" chart:data-source-has-labels="both" svg:x="2.223cm" svg:y="3.017cm" svg:width="11.489cm" svg:height="6.258cm">
          <chartooo:coordinate-region svg:x="3.363cm" svg:y="3.017cm" svg:width="9.448cm" svg:height="5.457cm"/>
          <chart:axis chart:dimension="x" chart:name="primary-x" chart:style-name="ch4" chartooo:axis-type="auto">
            <chartooo:date-scale/>
            <chart:title svg:x="3.831cm" svg:y="9.449cm" chart:style-name="ch5">
              <text:p>Number of competing threads</text:p>
            </chart:title>
            <chart:categories table:cell-range-address="Sheet1.A3:Sheet1.A6"/>
          </chart:axis>
          <chart:axis chart:dimension="y" chart:name="primary-y" chart:style-name="ch6">
            <chart:title svg:x="0.451cm" svg:y="8.695cm" chart:style-name="ch7">
              <text:p>PAL call / system call
latency (μs)</text:p>
            </chart:title>
            <chart:grid chart:style-name="ch8" chart:class="major"/>
          </chart:axis>
          <chart:series chart:style-name="ch9" chart:values-cell-range-address="Sheet1.B3:Sheet1.B6" chart:label-cell-address="Sheet1.B1:Sheet1.B1" chart:class="chart:line">
            <chart:error-indicator chart:style-name="ch10" chart:dimension="y"/>
            <chart:data-point chart:repeated="3"/>
            <chart:data-point chart:style-name="ch11"/>
          </chart:series>
          <chart:series chart:style-name="ch12" chart:values-cell-range-address="Sheet1.F3:Sheet1.F6" chart:label-cell-address="Sheet1.F1:Sheet1.F1" chart:class="chart:line">
            <chart:error-indicator chart:style-name="ch13" chart:dimension="y"/>
            <chart:data-point chart:repeated="4"/>
          </chart:series>
          <chart:series chart:style-name="ch14" chart:values-cell-range-address="Sheet1.H3:Sheet1.H6" chart:label-cell-address="Sheet1.H1:Sheet1.H1" chart:class="chart:line">
            <chart:error-indicator chart:style-name="ch15" chart:dimension="y"/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thread mutex – Linux</text:p>
                <draw:g>
                  <svg:desc>Sheet1.B1:Sheet1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Mutex – Linux PAL+SC+RM</text:p>
                <draw:g>
                  <svg:desc>Sheet1.F1:Sheet1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Mutex – SGX PAL</text:p>
                <draw:g>
                  <svg:desc>Sheet1.H1:Sheet1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 thread</text:p>
                <draw:g>
                  <svg:desc>Sheet1.A3:Sheet1.A6</svg:desc>
                </draw:g>
              </table:table-cell>
              <table:table-cell office:value-type="float" office:value="0.0188">
                <text:p>0.0188</text:p>
                <draw:g>
                  <svg:desc>Sheet1.B3:Sheet1.B6</svg:desc>
                </draw:g>
              </table:table-cell>
              <table:table-cell office:value-type="float" office:value="0">
                <text:p>0</text:p>
                <draw:g>
                  <svg:desc>Sheet1.C3:Sheet1.C6</svg:desc>
                </draw:g>
              </table:table-cell>
              <table:table-cell office:value-type="float" office:value="0">
                <text:p>0</text:p>
                <draw:g>
                  <svg:desc>Sheet1.C3:Sheet1.C6</svg:desc>
                </draw:g>
              </table:table-cell>
              <table:table-cell office:value-type="float" office:value="0.0382">
                <text:p>0.0382</text:p>
                <draw:g>
                  <svg:desc>Sheet1.F3:Sheet1.F6</svg:desc>
                </draw:g>
              </table:table-cell>
              <table:table-cell office:value-type="float" office:value="0">
                <text:p>0</text:p>
                <draw:g>
                  <svg:desc>Sheet1.G3:Sheet1.G6</svg:desc>
                </draw:g>
              </table:table-cell>
              <table:table-cell office:value-type="float" office:value="0">
                <text:p>0</text:p>
                <draw:g>
                  <svg:desc>Sheet1.G3:Sheet1.G6</svg:desc>
                </draw:g>
              </table:table-cell>
              <table:table-cell office:value-type="float" office:value="0.0354">
                <text:p>0.0354</text:p>
                <draw:g>
                  <svg:desc>Sheet1.H3:Sheet1.H6</svg:desc>
                </draw:g>
              </table:table-cell>
              <table:table-cell office:value-type="float" office:value="0">
                <text:p>0</text:p>
                <draw:g>
                  <svg:desc>Sheet1.I3:Sheet1.I6</svg:desc>
                </draw:g>
              </table:table-cell>
              <table:table-cell office:value-type="float" office:value="0">
                <text:p>0</text:p>
                <draw:g>
                  <svg:desc>Sheet1.I3:Sheet1.I6</svg:desc>
                </draw:g>
              </table:table-cell>
            </table:table-row>
            <table:table-row>
              <table:table-cell office:value-type="string">
                <text:p>2 threads</text:p>
              </table:table-cell>
              <table:table-cell office:value-type="float" office:value="0.1565">
                <text:p>0.1565</text:p>
              </table:table-cell>
              <table:table-cell office:value-type="float" office:value="0.0004">
                <text:p>0.0004</text:p>
              </table:table-cell>
              <table:table-cell office:value-type="float" office:value="0.0004">
                <text:p>0.0004</text:p>
              </table:table-cell>
              <table:table-cell office:value-type="float" office:value="0.2157">
                <text:p>0.2157</text:p>
              </table:table-cell>
              <table:table-cell office:value-type="float" office:value="0.0018">
                <text:p>0.0018</text:p>
              </table:table-cell>
              <table:table-cell office:value-type="float" office:value="0.0018">
                <text:p>0.0018</text:p>
              </table:table-cell>
              <table:table-cell office:value-type="float" office:value="0.1967">
                <text:p>0.1967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3968">
                <text:p>0.3968</text:p>
              </table:table-cell>
              <table:table-cell office:value-type="float" office:value="0.0021">
                <text:p>0.0021</text:p>
              </table:table-cell>
              <table:table-cell office:value-type="float" office:value="0.0021">
                <text:p>0.0021</text:p>
              </table:table-cell>
              <table:table-cell office:value-type="float" office:value="0.6797">
                <text:p>0.6797</text:p>
              </table:table-cell>
              <table:table-cell office:value-type="float" office:value="0.0013">
                <text:p>0.0013</text:p>
              </table:table-cell>
              <table:table-cell office:value-type="float" office:value="0.0013">
                <text:p>0.0013</text:p>
              </table:table-cell>
              <table:table-cell office:value-type="float" office:value="0.7313">
                <text:p>0.7313</text:p>
              </table:table-cell>
              <table:table-cell office:value-type="float" office:value="0.0072">
                <text:p>0.0072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string">
                <text:p>8 threads</text:p>
              </table:table-cell>
              <table:table-cell office:value-type="float" office:value="0.9774">
                <text:p>0.9774</text:p>
              </table:table-cell>
              <table:table-cell office:value-type="float" office:value="0.1205">
                <text:p>0.1205</text:p>
              </table:table-cell>
              <table:table-cell office:value-type="float" office:value="0.1205">
                <text:p>0.1205</text:p>
              </table:table-cell>
              <table:table-cell office:value-type="float" office:value="4.7852">
                <text:p>4.7852</text:p>
              </table:table-cell>
              <table:table-cell office:value-type="float" office:value="1.2658">
                <text:p>1.2658</text:p>
              </table:table-cell>
              <table:table-cell office:value-type="float" office:value="1.2658">
                <text:p>1.2658</text:p>
              </table:table-cell>
              <table:table-cell office:value-type="float" office:value="10.722">
                <text:p>10.722</text:p>
              </table:table-cell>
              <table:table-cell office:value-type="float" office:value="7.8031">
                <text:p>7.8031</text:p>
              </table:table-cell>
              <table:table-cell office:value-type="float" office:value="7.8031">
                <text:p>7.80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